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big_lef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row table:style-name="ro1">
          <table:table-cell table:style-name="Default" office:value-type="string" calcext:value-type="string">
            <text:p># x_means</text:p>
          </table:table-cell>
          <table:table-cell table:style-name="Default" office:value-type="string" calcext:value-type="string">
            <text:p><text:s/>y_means</text:p>
          </table:table-cell>
          <table:table-cell table:style-name="Default" office:value-type="string" calcext:value-type="string">
            <text:p><text:s/>theta_means</text:p>
          </table:table-cell>
        </table:table-row>
        <table:table-row table:style-name="ro1">
          <table:table-cell office:value-type="float" office:value="-109.2734" calcext:value-type="float">
            <text:p>-109.2734</text:p>
          </table:table-cell>
          <table:table-cell office:value-type="float" office:value="-101.337" calcext:value-type="float">
            <text:p>-101.337</text:p>
          </table:table-cell>
          <table:table-cell office:value-type="float" office:value="-2.0878" calcext:value-type="float">
            <text:p>-2.0878</text:p>
          </table:table-cell>
        </table:table-row>
        <table:table-row table:style-name="ro1">
          <table:table-cell office:value-type="float" office:value="-106.4432" calcext:value-type="float">
            <text:p>-106.4432</text:p>
          </table:table-cell>
          <table:table-cell office:value-type="float" office:value="-99.0096" calcext:value-type="float">
            <text:p>-99.0096</text:p>
          </table:table-cell>
          <table:table-cell office:value-type="float" office:value="-2.1088" calcext:value-type="float">
            <text:p>-2.1088</text:p>
          </table:table-cell>
        </table:table-row>
        <table:table-row table:style-name="ro1">
          <table:table-cell office:value-type="float" office:value="-106.7756" calcext:value-type="float">
            <text:p>-106.7756</text:p>
          </table:table-cell>
          <table:table-cell office:value-type="float" office:value="-99.332" calcext:value-type="float">
            <text:p>-99.332</text:p>
          </table:table-cell>
          <table:table-cell office:value-type="float" office:value="-2.0976" calcext:value-type="float">
            <text:p>-2.0976</text:p>
          </table:table-cell>
        </table:table-row>
        <table:table-row table:style-name="ro1">
          <table:table-cell office:value-type="float" office:value="-106.719" calcext:value-type="float">
            <text:p>-106.719</text:p>
          </table:table-cell>
          <table:table-cell office:value-type="float" office:value="-99.3026" calcext:value-type="float">
            <text:p>-99.3026</text:p>
          </table:table-cell>
          <table:table-cell office:value-type="float" office:value="-2.093" calcext:value-type="float">
            <text:p>-2.093</text:p>
          </table:table-cell>
        </table:table-row>
        <table:table-row table:style-name="ro1">
          <table:table-cell office:value-type="float" office:value="-106.7042" calcext:value-type="float">
            <text:p>-106.7042</text:p>
          </table:table-cell>
          <table:table-cell office:value-type="float" office:value="-99.2226" calcext:value-type="float">
            <text:p>-99.2226</text:p>
          </table:table-cell>
          <table:table-cell office:value-type="float" office:value="-2.1174" calcext:value-type="float">
            <text:p>-2.1174</text:p>
          </table:table-cell>
        </table:table-row>
        <table:table-row table:style-name="ro1">
          <table:table-cell office:value-type="float" office:value="-106.7024" calcext:value-type="float">
            <text:p>-106.7024</text:p>
          </table:table-cell>
          <table:table-cell office:value-type="float" office:value="-99.2204" calcext:value-type="float">
            <text:p>-99.2204</text:p>
          </table:table-cell>
          <table:table-cell office:value-type="float" office:value="-2.1146" calcext:value-type="float">
            <text:p>-2.1146</text:p>
          </table:table-cell>
        </table:table-row>
        <table:table-row table:style-name="ro1">
          <table:table-cell office:value-type="float" office:value="-107.784" calcext:value-type="float">
            <text:p>-107.784</text:p>
          </table:table-cell>
          <table:table-cell office:value-type="float" office:value="-100.2024" calcext:value-type="float">
            <text:p>-100.2024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-107.7904" calcext:value-type="float">
            <text:p>-107.7904</text:p>
          </table:table-cell>
          <table:table-cell office:value-type="float" office:value="-100.1474" calcext:value-type="float">
            <text:p>-100.1474</text:p>
          </table:table-cell>
          <table:table-cell office:value-type="float" office:value="-2.1046" calcext:value-type="float">
            <text:p>-2.1046</text:p>
          </table:table-cell>
        </table:table-row>
        <table:table-row table:style-name="ro1">
          <table:table-cell office:value-type="float" office:value="-106.3724" calcext:value-type="float">
            <text:p>-106.3724</text:p>
          </table:table-cell>
          <table:table-cell office:value-type="float" office:value="-99.008" calcext:value-type="float">
            <text:p>-99.008</text:p>
          </table:table-cell>
          <table:table-cell office:value-type="float" office:value="-2.0904" calcext:value-type="float">
            <text:p>-2.0904</text:p>
          </table:table-cell>
        </table:table-row>
        <table:table-row table:style-name="ro1">
          <table:table-cell office:value-type="float" office:value="-107.4476" calcext:value-type="float">
            <text:p>-107.4476</text:p>
          </table:table-cell>
          <table:table-cell office:value-type="float" office:value="-99.872" calcext:value-type="float">
            <text:p>-99.872</text:p>
          </table:table-cell>
          <table:table-cell office:value-type="float" office:value="-2.1096" calcext:value-type="float">
            <text:p>-2.1096</text:p>
          </table:table-cell>
        </table:table-row>
        <table:table-row table:style-name="ro1">
          <table:table-cell office:value-type="float" office:value="-107.41" calcext:value-type="float">
            <text:p>-107.41</text:p>
          </table:table-cell>
          <table:table-cell office:value-type="float" office:value="-99.89" calcext:value-type="float">
            <text:p>-99.89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-107.136" calcext:value-type="float">
            <text:p>-107.136</text:p>
          </table:table-cell>
          <table:table-cell office:value-type="float" office:value="-99.751" calcext:value-type="float">
            <text:p>-99.751</text:p>
          </table:table-cell>
          <table:table-cell office:value-type="float" office:value="-2.0788" calcext:value-type="float">
            <text:p>-2.0788</text:p>
          </table:table-cell>
        </table:table-row>
        <table:table-row table:style-name="ro1">
          <table:table-cell office:value-type="float" office:value="-107.3676" calcext:value-type="float">
            <text:p>-107.3676</text:p>
          </table:table-cell>
          <table:table-cell office:value-type="float" office:value="-99.854" calcext:value-type="float">
            <text:p>-99.854</text:p>
          </table:table-cell>
          <table:table-cell office:value-type="float" office:value="-2.0996" calcext:value-type="float">
            <text:p>-2.0996</text:p>
          </table:table-cell>
        </table:table-row>
        <table:table-row table:style-name="ro1">
          <table:table-cell office:value-type="float" office:value="-106.4404" calcext:value-type="float">
            <text:p>-106.4404</text:p>
          </table:table-cell>
          <table:table-cell office:value-type="float" office:value="-99.122" calcext:value-type="float">
            <text:p>-99.122</text:p>
          </table:table-cell>
          <table:table-cell office:value-type="float" office:value="-2.1096" calcext:value-type="float">
            <text:p>-2.1096</text:p>
          </table:table-cell>
        </table:table-row>
        <table:table-row table:style-name="ro1">
          <table:table-cell office:value-type="float" office:value="-106.3926" calcext:value-type="float">
            <text:p>-106.3926</text:p>
          </table:table-cell>
          <table:table-cell office:value-type="float" office:value="-99.0264" calcext:value-type="float">
            <text:p>-99.0264</text:p>
          </table:table-cell>
          <table:table-cell office:value-type="float" office:value="-2.0904" calcext:value-type="float">
            <text:p>-2.0904</text:p>
          </table:table-cell>
        </table:table-row>
        <table:table-row table:style-name="ro1">
          <table:table-cell office:value-type="float" office:value="-106.838" calcext:value-type="float">
            <text:p>-106.838</text:p>
          </table:table-cell>
          <table:table-cell office:value-type="float" office:value="-99.402" calcext:value-type="float">
            <text:p>-99.402</text:p>
          </table:table-cell>
          <table:table-cell office:value-type="float" office:value="-2.093" calcext:value-type="float">
            <text:p>-2.093</text:p>
          </table:table-cell>
        </table:table-row>
        <table:table-row table:style-name="ro1">
          <table:table-cell office:value-type="float" office:value="-106.0348" calcext:value-type="float">
            <text:p>-106.0348</text:p>
          </table:table-cell>
          <table:table-cell office:value-type="float" office:value="-98.7308" calcext:value-type="float">
            <text:p>-98.7308</text:p>
          </table:table-cell>
          <table:table-cell office:value-type="float" office:value="-2.1144" calcext:value-type="float">
            <text:p>-2.1144</text:p>
          </table:table-cell>
        </table:table-row>
        <table:table-row table:style-name="ro1">
          <table:table-cell office:value-type="float" office:value="-106.6514" calcext:value-type="float">
            <text:p>-106.6514</text:p>
          </table:table-cell>
          <table:table-cell office:value-type="float" office:value="-99.178" calcext:value-type="float">
            <text:p>-99.178</text:p>
          </table:table-cell>
          <table:table-cell office:value-type="float" office:value="-2.1172" calcext:value-type="float">
            <text:p>-2.1172</text:p>
          </table:table-cell>
        </table:table-row>
        <table:table-row table:style-name="ro1">
          <table:table-cell office:value-type="float" office:value="-107.8994" calcext:value-type="float">
            <text:p>-107.8994</text:p>
          </table:table-cell>
          <table:table-cell office:value-type="float" office:value="-100.2984" calcext:value-type="float">
            <text:p>-100.2984</text:p>
          </table:table-cell>
          <table:table-cell office:value-type="float" office:value="-2.1002" calcext:value-type="float">
            <text:p>-2.1002</text:p>
          </table:table-cell>
        </table:table-row>
        <table:table-row table:style-name="ro1">
          <table:table-cell office:value-type="float" office:value="-106.35" calcext:value-type="float">
            <text:p>-106.35</text:p>
          </table:table-cell>
          <table:table-cell office:value-type="float" office:value="-98.99" calcext:value-type="float">
            <text:p>-98.99</text:p>
          </table:table-cell>
          <table:table-cell office:value-type="float" office:value="-2.09" calcext:value-type="float">
            <text:p>-2.09</text:p>
          </table:table-cell>
        </table:table-row>
        <calcext:conditional-formats>
          <calcext:conditional-format calcext:target-range-address="big_left.A2:big_left.A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big_left.B2:big_left.B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big_left.C2:big_left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0T23:30:17.034532858</dc:date>
    <meta:editing-duration>PT9M4S</meta:editing-duration>
    <meta:editing-cycles>1</meta:editing-cycles>
    <meta:generator>LibreOffice/6.0.4.2$Linux_X86_64 LibreOffice_project/00m0$Build-2</meta:generator>
    <meta:document-statistic meta:table-count="1" meta:cell-count="63" meta:object-count="0"/>
  </office:meta>
</office:document-meta>
</file>